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png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  <style:text-properties fo:hyphenate="true"/>
    </style:style>
    <style:style style:name="P3" style:parent-style-name="Standard" style:family="paragraph">
      <style:text-properties fo:hyphenate="true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paragraph-properties fo:break-before="page"/>
      <style:text-properties fo:hyphenate="tru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2" text:anchor-type="as-char" svg:x="0in" svg:y="0in" svg:width="6.3in" svg:height="2.5993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Grafik 3" text:anchor-type="as-char" svg:x="0in" svg:y="0in" svg:width="6.3in" svg:height="4.060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2" draw:name="Grafik 5" text:anchor-type="as-char" svg:x="0in" svg:y="0in" svg:width="6.3in" svg:height="8.46597in" style:rel-width="scale" style:rel-height="scale"><draw:image xlink:href="media/image3.png" xlink:type="simple" xlink:show="embed" xlink:actuate="onLoad"/><svg:title/><svg:desc/></draw:frame></text:p>
      <text:p text:style-name="Standard"/>
      <text:p text:style-name="P2"/>
      <text:soft-page-break/>
      <text:p text:style-name="Standard"><draw:frame draw:style-name="a3" draw:name="Grafik 1" text:anchor-type="as-char" svg:x="0in" svg:y="0in" svg:width="6.3in" svg:height="2.68403in" style:rel-width="scale" style:rel-height="scale"><draw:image xlink:href="media/image4.tmp" xlink:type="simple" xlink:show="embed" xlink:actuate="onLoad"/><svg:title/><svg:desc/></draw:frame></text:p>
      <text:p text:style-name="Standard"/>
      <text:p text:style-name="Standard"><draw:frame draw:style-name="a4" draw:name="Grafik 2" text:anchor-type="as-char" svg:x="0in" svg:y="0in" svg:width="6.3in" svg:height="4.27361in" style:rel-width="scale" style:rel-height="scale"><draw:image xlink:href="media/image5.tmp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P3"><draw:frame draw:style-name="a5" draw:name="Grafik 3" text:anchor-type="as-char" svg:x="0in" svg:y="0in" svg:width="4.62292in" svg:height="9.92153in" style:rel-width="scale" style:rel-height="scale"><draw:image xlink:href="media/image6.tmp" xlink:type="simple" xlink:show="embed" xlink:actuate="onLoad"/><svg:title/><svg:desc/></draw:frame></text:p>
      <text:soft-page-break/>
      <text:p text:style-name="P4"><draw:frame draw:style-name="a6" draw:name="Grafik 4" text:anchor-type="as-char" svg:x="0in" svg:y="0in" svg:width="6.3in" svg:height="4.0520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style-name="a7" draw:name="Grafik 6" text:anchor-type="as-char" svg:x="0in" svg:y="0in" svg:width="6.3in" svg:height="0.61389in" style:rel-width="scale" style:rel-height="scale"><draw:image xlink:href="media/image8.tmp" xlink:type="simple" xlink:show="embed" xlink:actuate="onLoad"/><svg:title/><svg:desc/></draw:frame></text:p>
      <text:p text:style-name="Standard"/>
      <text:p text:style-name="Standard"><draw:frame draw:style-name="a8" draw:name="Grafik 7" text:anchor-type="as-char" svg:x="0in" svg:y="0in" svg:width="6.3in" svg:height="0.73194in" style:rel-width="scale" style:rel-height="scale"><draw:image xlink:href="media/image9.tmp" xlink:type="simple" xlink:show="embed" xlink:actuate="onLoad"/><svg:title/><svg:desc/></draw:frame></text:p>
      <text:p text:style-name="Standard"><draw:frame draw:style-name="a9" draw:name="Grafik 8" text:anchor-type="as-char" svg:x="0in" svg:y="0in" svg:width="2.22928in" svg:height="1.32646in" style:rel-width="scale" style:rel-height="scale"><draw:image xlink:href="media/image10.tmp" xlink:type="simple" xlink:show="embed" xlink:actuate="onLoad"/><svg:title/><svg:desc/></draw:frame></text:p>
      <text:p text:style-name="Standard"/>
      <text:soft-page-break/>
      <text:p text:style-name="Standard"><draw:frame draw:style-name="a10" draw:name="Grafik 10" text:anchor-type="as-char" svg:x="0in" svg:y="0in" svg:width="6.3in" svg:height="2.25833in" style:rel-width="scale" style:rel-height="scale"><draw:image xlink:href="media/image11.tmp" xlink:type="simple" xlink:show="embed" xlink:actuate="onLoad"/><svg:title/><svg:desc/></draw:frame></text:p>
      <text:p text:style-name="Standard"/>
      <text:p text:style-name="Standard"/>
      <text:p text:style-name="Standard"><draw:frame draw:style-name="a11" draw:name="Grafik 11" text:anchor-type="as-char" svg:x="0in" svg:y="0in" svg:width="6.3in" svg:height="1.98333in" style:rel-width="scale" style:rel-height="scale"><draw:image xlink:href="media/image12.tmp" xlink:type="simple" xlink:show="embed" xlink:actuate="onLoad"/><svg:title/><svg:desc/></draw:frame></text:p>
      <text:p text:style-name="Standard"/>
      <text:p text:style-name="Standard"><draw:frame draw:style-name="a12" draw:name="Grafik 14" text:anchor-type="as-char" svg:x="0in" svg:y="0in" svg:width="2.12511in" svg:height="1.17367in" style:rel-width="scale" style:rel-height="scale"><draw:image xlink:href="media/image13.tmp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3" draw:name="Grafik 13" text:anchor-type="as-char" svg:x="0in" svg:y="0in" svg:width="4.72247in" svg:height="1.94454in" style:rel-width="scale" style:rel-height="scale"><draw:image xlink:href="media/image14.tmp" xlink:type="simple" xlink:show="embed" xlink:actuate="onLoad"/><svg:title/><svg:desc/></draw:frame></text:p>
      <text:soft-page-break/>
      <text:p text:style-name="Standard"><draw:frame draw:style-name="a14" draw:name="Grafik 15" text:anchor-type="as-char" svg:x="0in" svg:y="0in" svg:width="5.77113in" svg:height="3.09044in" style:rel-width="scale" style:rel-height="scale"><draw:image xlink:href="media/image15.tmp" xlink:type="simple" xlink:show="embed" xlink:actuate="onLoad"/><svg:title/><svg:desc/></draw:frame></text:p>
      <text:p text:style-name="Standard"><draw:frame draw:style-name="a15" draw:name="Grafik 18" text:anchor-type="as-char" svg:x="0in" svg:y="0in" svg:width="6.3in" svg:height="5.01319in" style:rel-width="scale" style:rel-height="scale"><draw:image xlink:href="media/image16.png" xlink:type="simple" xlink:show="embed" xlink:actuate="onLoad"/><svg:title/><svg:desc/></draw:frame></text:p>
      <text:p text:style-name="Standard"/>
      <text:p text:style-name="P5"/>
      <text:soft-page-break/>
      <text:p text:style-name="Standard"><draw:frame draw:style-name="a16" draw:name="Grafik 19" text:anchor-type="as-char" svg:x="0in" svg:y="0in" svg:width="6.3in" svg:height="4.66806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chim Wagner</meta:initial-creator>
    <dc:creator>Joachim Wagner</dc:creator>
    <meta:creation-date>2024-05-28T05:57:00Z</meta:creation-date>
    <dc:date>2024-05-28T05:57:00Z</dc:date>
    <meta:template xlink:href="Normal.dotm" xlink:type="simple"/>
    <meta:editing-cycles>2</meta:editing-cycles>
    <meta:editing-duration>PT0S</meta:editing-duration>
    <meta:document-statistic meta:page-count="8" meta:paragraph-count="1" meta:word-count="9" meta:character-count="65" meta:row-count="1" meta:non-whitespace-character-count="57"/>
  </office:meta>
</office:document-meta>
</file>